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151af" officeooo:paragraph-rsid="000151af"/>
    </style:style>
    <style:style style:name="P2" style:family="paragraph" style:parent-style-name="Standard">
      <style:text-properties officeooo:rsid="0001f71a" officeooo:paragraph-rsid="0001f71a"/>
    </style:style>
    <style:style style:name="P3" style:family="paragraph" style:parent-style-name="Standard">
      <style:text-properties officeooo:rsid="00027f50" officeooo:paragraph-rsid="00027f50"/>
    </style:style>
    <style:style style:name="P4" style:family="paragraph" style:parent-style-name="Standard">
      <style:text-properties officeooo:rsid="00032356" officeooo:paragraph-rsid="00032356"/>
    </style:style>
    <style:style style:name="P5" style:family="paragraph" style:parent-style-name="Standard">
      <style:text-properties officeooo:rsid="0004e87b" officeooo:paragraph-rsid="0004e87b"/>
    </style:style>
    <style:style style:name="P6" style:family="paragraph" style:parent-style-name="Standard">
      <style:text-properties officeooo:rsid="0006bac2" officeooo:paragraph-rsid="0006bac2"/>
    </style:style>
    <style:style style:name="P7" style:family="paragraph" style:parent-style-name="Standard">
      <style:text-properties officeooo:rsid="00081b26" officeooo:paragraph-rsid="00081b26"/>
    </style:style>
    <style:style style:name="P8" style:family="paragraph" style:parent-style-name="Standard">
      <style:text-properties officeooo:rsid="00096254" officeooo:paragraph-rsid="00096254"/>
    </style:style>
    <style:style style:name="P9" style:family="paragraph" style:parent-style-name="Standard">
      <style:text-properties officeooo:rsid="0009ce29" officeooo:paragraph-rsid="0009ce29"/>
    </style:style>
    <style:style style:name="P10" style:family="paragraph" style:parent-style-name="Standard">
      <style:text-properties officeooo:rsid="000acdc0" officeooo:paragraph-rsid="000acdc0"/>
    </style:style>
    <style:style style:name="P11" style:family="paragraph" style:parent-style-name="Standard">
      <style:text-properties officeooo:rsid="000cb955" officeooo:paragraph-rsid="000cb955"/>
    </style:style>
    <style:style style:name="P12" style:family="paragraph" style:parent-style-name="Standard">
      <style:text-properties officeooo:rsid="000e6a65" officeooo:paragraph-rsid="000e6a65"/>
    </style:style>
    <style:style style:name="P13" style:family="paragraph" style:parent-style-name="Standard">
      <style:text-properties officeooo:rsid="000fcdbd" officeooo:paragraph-rsid="000fcd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el ediston: <text:a xlink:type="simple" xlink:href="http://download.intel.com/support/edison/sb/edisonmodule_hg_331189004.pdf" text:style-name="Internet_20_link" text:visited-style-name="Visited_20_Internet_20_Link">http://download.intel.com/support/edison/sb/edisonmodule_hg_331189004.pdf</text:a></text:p>
      <text:p text:style-name="P3">Intel edison zdjęcie: <text:a xlink:type="simple" xlink:href="http://www.intel.com/content/www/us/en/do-it-yourself/edison.html" text:style-name="Internet_20_link" text:visited-style-name="Visited_20_Internet_20_Link">http://www.intel.com/content/www/us/en/do-it-yourself/edison.html</text:a></text:p>
      <text:p text:style-name="P3"/>
      <text:p text:style-name="P4">raspberry pi2 : <text:a xlink:type="simple" xlink:href="http://www.element14.com/community/docs/DOC-73827/l/the-new-raspberry-pi-2-model-b-1gb-technical-specifications" text:style-name="Internet_20_link" text:visited-style-name="Visited_20_Internet_20_Link">http://www.element14.com/community/docs/DOC-73827/l/the-new-raspberry-pi-2-model-b-1gb-technical-specifications</text:a></text:p>
      <text:p text:style-name="P4"/>
      <text:p text:style-name="P5">raspbery pi porównanie: <text:a xlink:type="simple" xlink:href="http://www.makershed.com/pages/raspberry-pi-comparison-chart" text:style-name="Internet_20_link" text:visited-style-name="Visited_20_Internet_20_Link">http://www.makershed.com/pages/raspberry-pi-comparison-chart</text:a></text:p>
      <text:p text:style-name="P7">raspberry pi 2 zdjecie: <text:a xlink:type="simple" xlink:href="https://www.raspberrypi.org/blog/raspberry-pi-2-on-sale/" text:style-name="Internet_20_link" text:visited-style-name="Visited_20_Internet_20_Link">https://www.raspberrypi.org/blog/raspberry-pi-2-on-sale/</text:a></text:p>
      <text:p text:style-name="P7"/>
      <text:p text:style-name="P6">banana PRO: <text:a xlink:type="simple" xlink:href="http://www.lemaker.org/product-bananapro-specification.html" text:style-name="Internet_20_link" text:visited-style-name="Visited_20_Internet_20_Link">http://www.lemaker.org/product-bananapro-specification.html</text:a></text:p>
      <text:p text:style-name="P8">banana PRO zdj: <text:a xlink:type="simple" xlink:href="https://kamami.pl/banana-pi/235091-banana-pro.html" text:style-name="Internet_20_link" text:visited-style-name="Visited_20_Internet_20_Link">https://kamami.pl/banana-pi/235091-banana-pro.html</text:a></text:p>
      <text:p text:style-name="P8"/>
      <text:p text:style-name="P9">statystyka andoird: <text:a xlink:type="simple" xlink:href="http://www.windows8core.com/windows-phone-losses-03-global-market-share-january-2015-increase-android/" text:style-name="Internet_20_link" text:visited-style-name="Visited_20_Internet_20_Link">http://www.windows8core.com/windows-phone-losses-03-global-market-share-january-2015-increase-android/</text:a></text:p>
      <text:p text:style-name="P9"/>
      <text:p text:style-name="P10">banana system: <text:a xlink:type="simple" xlink:href="http://www.lemaker.org/product-bananapro-resource.html" text:style-name="Internet_20_link" text:visited-style-name="Visited_20_Internet_20_Link">http://www.lemaker.org/product-bananapro-resource.html</text:a></text:p>
      <text:p text:style-name="P11">instalacja windows: <text:a xlink:type="simple" xlink:href="https://rufus.akeo.ie/" text:style-name="Internet_20_link" text:visited-style-name="Visited_20_Internet_20_Link">https://rufus.akeo.ie/</text:a></text:p>
      <text:p text:style-name="P11"/>
      <text:p text:style-name="P12">xdotool: <text:a xlink:type="simple" xlink:href="http://www.semicomplete.com/projects/xdotool/" text:style-name="Internet_20_link" text:visited-style-name="Visited_20_Internet_20_Link">http://www.semicomplete.com/projects/xdotool/</text:a></text:p>
      <text:p text:style-name="P12"/>
      <text:p text:style-name="P6"/>
      <text:p text:style-name="P13">poszukać czegoś o C++</text:p>
      <text:p text:style-name="P13">poszukać czegoś o javie/android</text:p>
      <text:p text:style-name="P13">jakieś protokoły komunikacjey TCP/UDP</text:p>
      <text:p text:style-name="P13">manual linuxa</text:p>
      <text:p text:style-name="P2">Arm cortex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15M41S</meta:editing-duration>
    <meta:editing-cycles>18</meta:editing-cycles>
    <meta:generator>LibreOffice/5.0.3.2$Windows_X86_64 LibreOffice_project/e5f16313668ac592c1bfb310f4390624e3dbfb75</meta:generator>
    <dc:date>2015-11-26T15:53:04.543000000</dc:date>
    <meta:document-statistic meta:table-count="0" meta:image-count="0" meta:object-count="0" meta:page-count="1" meta:paragraph-count="16" meta:word-count="54" meta:character-count="1004" meta:non-whitespace-character-count="965"/>
    <meta:user-defined meta:name="Info 1"/>
    <meta:user-defined meta:name="Info 2"/>
    <meta:user-defined meta:name="Info 3"/>
    <meta:user-defined meta:name="Info 4"/>
  </office:meta>
</office:document-meta>
</file>